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URON　一口メモ集</text:p>
      <text:p text:style-name="Standard"/>
      <text:p text:style-name="Standard">10/12　Arg out of Range　というエラーは　早い話がセグフォみたいなもの。　どこかで定義外の配列（ベクターの要素）にアクセスしようとしていないかというのをよくチェックしよう。</text:p>
      <text:p text:style-name="Standard">また、このミスはグローバル風に定義した変数でループをまわそうとするときに起こることがおおい。</text:p>
      <text:p text:style-name="Standard">（例）</text:p>
      <text:p text:style-name="Standard">objref …</text:p>
      <text:p text:style-name="Standard">nsyn = 100</text:p>
      <text:p text:style-name="Standard">としておいて</text:p>
      <text:p text:style-name="Standard">proc init(){local I</text:p>
      <text:p text:style-name="Standard">…</text:p>
      <text:p text:style-name="Standard">for i=0, nsyn {</text:p>
      <text:p text:style-name="Standard"><text:tab/>…</text:p>
      <text:p text:style-name="Standard">}</text:p>
      <text:p text:style-name="Standard">}</text:p>
      <text:p text:style-name="Standard">のようにかくと、nsynは0として扱われるため、for文は回らない。このfor文の中でappendみたいにしてリストを作成したりして、別の場所でアクセスしようとすると、まったくリストができていないためにセグフォが起きてしまうのだ。　print文デバッグで見つかることもおおいため、それほど難しいエラーでもないが、起きるとストレスフルなので、注意しておこう。</text:p>
      <text:p text:style-name="Standard">解決策は単純に、nsynを$1なんかにいれるようにしておいて、（つまり上でいうと）</text:p>
      <text:p text:style-name="Standard">NUMSYN = 100</text:p>
      <text:p text:style-name="Standard">proc init(){local I, nsyn</text:p>
      <text:p text:style-name="Standard"><text:tab/>nsyn = $1</text:p>
      <text:p text:style-name="Standard">…</text:p>
      <text:p text:style-name="Standard">}</text:p>
      <text:p text:style-name="Standard">…</text:p>
      <text:p text:style-name="Standard">init(NUM_SYN)</text:p>
      <text:p text:style-name="Standard">のように書いてあげるとよい。　ここで$1は関数の第一引数、2,3,となっていくにしたがって第2,3引数をとるようになっていく。</text:p>
      <text:p text:style-name="Standard"/>
      <text:p text:style-name="Standard">（補足）</text:p>
      <text:p text:style-name="Standard">あと、NEURONのエラー出力は本当に分かり辛いので、たとえばこういったミスをしていた場合、その関数を実行するところでエラーが出たとのたまってくる。（当たり前だが）　なので、素の関数内のどこでとまったのかというのをprintとかでみつけてあげるのがまず先決。今回は細胞の定義のところで上のようなミスをやらかしていて、それをつかったconnectCells()という関数の部分でその影響がでた。エラーの意味がわからないぶん、時間を余計に食ってしまったが、初めからセグフォだと意識して探せば、そこまで時間をかけることもなく見つけられるはずだ！！（理想）</text:p>
      <text:p text:style-name="Standard">加えて、不慣れなうち（これをかいているときはそう！！）は考えていることがそもそも間違っていたり、勘違いでコーディングをしていること、混乱していることが多々ある。そういったミスも見直すつもりで自分のコードを追っていけば、いろんなミスが見つかったりもする（今回はそうでした）。なので、気長にセグフォ箇所を探しつつ、そもそもここのつなぐ相手適切なの？とか相手のどのシナプスにつけるのがいいの？とか、いろいろと考えながらやっていくと一石二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akaoPMincho" fo:font-size="12pt" fo:language="en" fo:country="US" style:letter-kerning="true" style:font-name-asian="TakaoPGothic1"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kaoPGothic" fo:font-size="14pt" style:font-name-asian="Takao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echuser </meta:initial-creator>
    <meta:creation-date>2014-10-12T17:10:21</meta:creation-date>
    <dc:date>2014-10-12T17:22:59</dc:date>
    <dc:creator>mechuser </dc:creator>
    <meta:editing-duration>PT5M31S</meta:editing-duration>
    <meta:editing-cycles>2</meta:editing-cycles>
    <meta:generator>LibreOffice/3.5$Linux_X86_64 LibreOffice_project/350m1$Build-2</meta:generator>
    <meta:document-statistic meta:table-count="0" meta:image-count="0" meta:object-count="0" meta:page-count="1" meta:paragraph-count="26" meta:word-count="456" meta:character-count="1061" meta:non-whitespace-character-count="1045"/>
  </office:meta>
</office:document-meta>
</file>